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e101a" fo:font-weight="bold" style:font-weight-asian="bold"/>
    </style:style>
    <style:style style:name="P3" style:family="paragraph" style:parent-style-name="Standard">
      <style:paragraph-properties fo:text-align="justify" style:justify-single-word="false"/>
      <style:text-properties fo:color="#0e101a"/>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list-style-name="WWNum4">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list-style-name="WWNum3">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text-align="justify" style:justify-single-word="false" fo:text-indent="-0.25in" style:auto-text-indent="false"/>
    </style:style>
    <style:style style:name="P9" style:family="paragraph" style:parent-style-name="Standard" style:master-page-name="Standard">
      <style:paragraph-properties fo:text-align="justify" style:justify-single-word="false" style:page-number="1"/>
    </style:style>
    <style:style style:name="T1" style:family="text">
      <style:text-properties fo:color="#0e101a" fo:font-weight="bold" style:font-weight-asian="bold"/>
    </style:style>
    <style:style style:name="T2" style:family="text">
      <style:text-properties fo:color="#0e101a"/>
    </style:style>
    <style:style style:name="T3" style:family="text">
      <style:text-properties fo:color="#0e101a" style:text-underline-style="none"/>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bstract</text:span></text:p>
      <text:list xml:id="list1838635235" text:style-name="WWNum4">
        <text:list-item>
          <text:p text:style-name="P5"><text:span text:style-name="T2">The main claim is the improvement of their information extraction system on out-of-domain testsets. </text:span></text:p>
        </text:list-item>
      </text:list>
      <text:p text:style-name="P2"/>
      <text:p text:style-name="P1"><text:span text:style-name="T1">Introduction</text:span></text:p>
      <text:list xml:id="list762130926" text:style-name="WWNum1">
        <text:list-item>
          <text:p text:style-name="P6"><text:span text:style-name="T2">Information extraction systems are introduced. They are usually multimodule systems composed most notably of entity model detection and relation mention detection with components.</text:span></text:p>
        </text:list-item>
        <text:list-item>
          <text:p text:style-name="P6"><text:span text:style-name="T2">The goal of domain adaptation/transfer can be approached naively using further training on target domain data but this paper shows that a significant boost can be obtained using the implementation of further ideas.</text:span></text:p>
        </text:list-item>
        <text:list-item>
          <text:p text:style-name="P6"><text:span text:style-name="T2">The ideas are: CRF and rule-based system combination, syntactic analysis and meta relation mention detection.</text:span></text:p>
        </text:list-item>
        <text:list-item>
          <text:p text:style-name="P6"><text:span text:style-name="T2">The new target domain is sports but unfortunately the original training data domain is not described.</text:span></text:p>
        </text:list-item>
      </text:list>
      <text:p text:style-name="P2"/>
      <text:p text:style-name="P1"><text:span text:style-name="T1">Related work</text:span></text:p>
      <text:list xml:id="list1563355924" text:style-name="WWNum3">
        <text:list-item>
          <text:p text:style-name="P7"><text:span text:style-name="T2">Information systems tend to be fragile and thus break on either noisy input or domain switch.</text:span></text:p>
        </text:list-item>
        <text:list-item>
          <text:p text:style-name="P7"><text:span text:style-name="T2">Previous work on making information systems more robust is focused mostly on improving the entity model detection.</text:span></text:p>
        </text:list-item>
      </text:list>
      <text:p text:style-name="P4"/>
      <text:p text:style-name="P1"><text:span text:style-name="T4">Description of the Generic IE System</text:span></text:p>
      <text:list xml:id="list3906553149" text:style-name="WWNum2">
        <text:list-item>
          <text:p text:style-name="P8">The specific system composes of Standford CoreNLP POS tagger, Standford named entity recognizer, Standford parser and custom RMD model.</text:p>
        </text:list-item>
        <text:list-item>
          <text:p text:style-name="P8">The RMD model utilizes syntactic and surface features, such as the sequence of dependency labels in the dependency path linking the heads of the two arguments.</text:p>
        </text:list-item>
        <text:list-item>
          <text:p text:style-name="P8">The meta-learning algorithm adds features until no improvement is made.</text:p>
        </text:list-item>
      </text:list>
      <text:p text:style-name="P3"/>
      <text:p text:style-name="P1"><text:span text:style-name="T4">Description of the Target Domain</text:span></text:p>
      <text:list xml:id="list112942000660818" text:continue-numbering="true" text:style-name="WWNum2">
        <text:list-item>
          <text:p text:style-name="P8">The sports domain dataset (Machine Reading NFL Scoring) is composed of n-ary relations, such as Date and FinalScore.</text:p>
        </text:list-item>
        <text:list-item>
          <text:p text:style-name="P8">There is a special treatment for ScoreType. One of its arguments generates multiple versions of this relation (ScoreType-1, ScoreType-2, etc.) </text:p>
        </text:list-item>
        <text:list-item>
          <text:p text:style-name="P8">Other relations are binarized.</text:p>
        </text:list-item>
      </text:list>
      <text:p text:style-name="P3"/>
      <text:p text:style-name="P1"><text:span text:style-name="T1">Domain Customization</text:span></text:p>
      <text:list xml:id="list112942654056431" text:continue-numbering="true" text:style-name="WWNum2">
        <text:list-item>
          <text:p text:style-name="P8">The introduction to section 5 describes what exactly is measured (not mentioned up to this point).</text:p>
        </text:list-item>
        <text:list-item>
          <text:p text:style-name="P8"><text:soft-page-break/>The first attempt at improvement came from using a target domain dictionary.</text:p>
        </text:list-item>
        <text:list-item>
          <text:p text:style-name="P8">EMD recall is preferred because of downstream RMD. An additional rule-based system is added that tags entities based on whether they contain a city name. This results in the first notable improvement.</text:p>
        </text:list-item>
        <text:list-item>
          <text:p text:style-name="P8">They use few surface tricks to improve the Standford parser (<text:span text:style-name="T6">It was </text:span>NP, dashes).</text:p>
        </text:list-item>
        <text:list-item>
          <text:p text:style-name="P8">The last big improvement comes from additional inference from already predicted relations, such as the connection between the overall winner and points scored. This is important because lots of such relations are only tacitly implied.</text:p>
        </text:list-item>
      </text:list>
      <text:p text:style-name="P3"/>
      <text:p text:style-name="P1"><text:span text:style-name="T1">Notes</text:span></text:p>
      <text:list xml:id="list112942641266941" text:continue-numbering="true" text:style-name="WWNum2">
        <text:list-item>
          <text:p text:style-name="P8">Generally, this paper was tough to process because it made references to systems, notations and ideas that I was not familiar with.</text:p>
        </text:list-item>
        <text:list-item>
          <text:p text:style-name="P8">More than anything, this paper was beneficial to me because I got to explore a new NLP 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e101a"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e101a"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e101a"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e101a"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418" meta:character-count="2620" meta:non-whitespace-character-count="2247"/>
    <meta:generator>LibreOfficeDev/6.0.5.2$Linux_X86_64 LibreOffice_project/</meta:generator>
  </office:meta>
</office:document-meta>
</file>